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4b50" officeooo:paragraph-rsid="00174b5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2391" officeooo:paragraph-rsid="00182391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paragraph-rsid="00174b5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6" style:family="paragraph" style:parent-style-name="Standard">
      <style:text-properties style:font-name="Liberation Serif" officeooo:rsid="0000bc73" officeooo:paragraph-rsid="00174b50"/>
    </style:style>
    <style:style style:name="P7" style:family="paragraph" style:parent-style-name="Standard">
      <style:text-properties style:font-name="Liberation Serif" officeooo:rsid="000277bc" officeooo:paragraph-rsid="00174b50"/>
    </style:style>
    <style:style style:name="P8" style:family="paragraph" style:parent-style-name="Standard">
      <style:text-properties style:font-name="Liberation Serif" officeooo:rsid="000027ee" officeooo:paragraph-rsid="00174b50"/>
    </style:style>
    <style:style style:name="P9" style:family="paragraph" style:parent-style-name="Standard">
      <style:text-properties style:font-name="Liberation Serif" officeooo:paragraph-rsid="00174b50"/>
    </style:style>
    <style:style style:name="P10" style:family="paragraph" style:parent-style-name="Standard">
      <style:text-properties officeooo:paragraph-rsid="00174b5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9740a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74b50"/>
    </style:style>
    <style:style style:name="T6" style:family="text">
      <style:text-properties officeooo:rsid="0000bc73"/>
    </style:style>
    <style:style style:name="T7" style:family="text">
      <style:text-properties officeooo:rsid="000277bc"/>
    </style:style>
    <style:style style:name="T8" style:family="text">
      <style:text-properties officeooo:rsid="00031654"/>
    </style:style>
    <style:style style:name="T9" style:family="text">
      <style:text-properties officeooo:rsid="000027ee"/>
    </style:style>
    <style:style style:name="T10" style:family="text">
      <style:text-properties officeooo:rsid="001a6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People’s Assembly, convening on the <text:span text:style-name="T5">3rd</text:span> of <text:span text:style-name="T5">February</text:span> 202<text:span text:style-name="T4">1</text:span> under the <text:span text:style-name="T5">40th</text:span> PA Meeting.</text:p>
      <text:p text:style-name="P1"/>
      <text:p text:style-name="P1">The Assembly, recognising the current situation,</text:p>
      <text:p text:style-name="P1"/>
      <text:p text:style-name="P6"><text:span text:style-name="T5">C</text:span>onstitutes the need to need to remove legislative garbage from the PA archive and resolving outstanding political and legal ambiguities;</text:p>
      <text:p text:style-name="P6">desiring to proceed, establishes the following motion:</text:p>
      <text:p text:style-name="P6"/>
      <text:p text:style-name="P9"><text:span text:style-name="T6">1. </text:span><text:span text:style-name="T7">Repeal</text:span><text:span text:style-name="T6"> of the </text:span><text:span text:style-name="T8">unnecessary</text:span><text:span text:style-name="T6"> and </text:span><text:span text:style-name="T8">unused</text:span><text:span text:style-name="T6"> motions:</text:span></text:p>
      <text:p text:style-name="P9"><text:span text:style-name="T6">The </text:span><text:span text:style-name="T9">International Health and Safety motion </text:span><text:span text:style-name="T6">(37-</text:span><text:span text:style-name="T7">2</text:span><text:span text:style-name="T6">)</text:span><text:span text:style-name="T9"> </text:span><text:span text:style-name="T7">is to be</text:span><text:span text:style-name="T6"> repealed</text:span></text:p>
      <text:p text:style-name="P9"><text:span text:style-name="T6">The </text:span><text:span text:style-name="T9">Safety from mobs </text:span><text:span text:style-name="T6">(20-5 through 20-11)</text:span><text:span text:style-name="T9"> </text:span><text:span text:style-name="T6">motion is </text:span><text:span text:style-name="T7">to be</text:span><text:span text:style-name="T6"> repealed</text:span></text:p>
      <text:p text:style-name="P9"/>
      <text:p text:style-name="P7">2. Filling the legal vacuum left by the aforementioned repeal:</text:p>
      <text:p text:style-name="P9"><text:span text:style-name="T7">D</text:span><text:span text:style-name="T9">estruction by mobs like creepers in cities that aren’t lit up </text:span><text:span text:style-name="T7">is to remain</text:span><text:span text:style-name="T9"> the </text:span><text:span text:style-name="T7">responsibility</text:span><text:span text:style-name="T9"> of whoever manages the city, </text:span><text:span text:style-name="T8">unless they have set up explicit warnings that it isn’t lit up </text:span><text:span text:style-name="T10">or the city has been intentionally damaged</text:span><text:span text:style-name="T8">.</text:span></text:p>
      <text:p text:style-name="P8"/>
      <text:p text:style-name="P7"><text:span text:style-name="T10">3</text:span>. Reform of the role, composition and procedure of the IHC in order to enhance the administration of justice within the server;</text:p>
      <text:p text:style-name="P7">T<text:span text:style-name="T9">he rules of criminal procedure in the IHC </text:span>are to be repealed</text:p>
      <text:p text:style-name="P8"><text:span text:style-name="T7">T</text:span>he role of the International High Court <text:s/><text:span text:style-name="T7">is </text:span>to be an appellate instance from administrative actions of the CotS. <text:span text:style-name="T7">I</text:span>t will only be called if the victim or <text:span text:style-name="T7">perpetrator</text:span> disagrees with a CotS action.</text:p>
      <text:p text:style-name="P7">The role of lawyers is to be removed from the IHC and its proceedings.</text:p>
      <text:p text:style-name="P8"><text:span text:style-name="T7">T</text:span>he victims (CotS if there is no victim) <text:s/>and the <text:span text:style-name="T6">perpetrator</text:span> are <text:span text:style-name="T7">to be </text:span>the only parties. </text:p>
      <text:p text:style-name="P4"><text:span text:style-name="T6">The jury </text:span><text:span text:style-name="T7">is to consist of</text:span><text:span text:style-name="T6"> all PA representatives and the judge </text:span><text:span text:style-name="T7">is to</text:span><text:span text:style-name="T6"> be the president of the jury.</text:span>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2">_yoran_</text:p>
      <text:p text:style-name="P2">RedPanda_4</text:p>
      <text:p text:style-name="P3">threebody03</text:p>
      <text:p text:style-name="P3">WilliamAC8</text:p>
      <text:p text:style-name="P1"/>
      <text:p text:style-name="P1"/>
      <text:p text:style-name="P1"/>
      <text:p text:style-name="P10"><text:span text:style-name="T1">[</text:span><text:span text:style-name="T2">Motion 40-1</text:span><text:span text:style-name="T3">4</text:span><text:span text:style-name="T2">: Simplifica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4T10:04:39.848376307</dc:date>
    <meta:editing-duration>PT19M51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23" meta:word-count="260" meta:character-count="1546" meta:non-whitespace-character-count="1306"/>
  </office:meta>
</office:document-meta>
</file>